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667CAF7315D9E853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98cm" svg:height="15.748cm" svg:x="0.002cm" svg:y="0.002cm">
          <draw:image xlink:href="Pictures/1000000000000500000002D0667CAF7315D9E853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Jesús advierte sobre </text:span><text:span text:style-name="T1"><text:line-break/></text:span><text:span text:style-name="T1">la persecución</text:span></text:p>
            <text:p text:style-name="P3"><text:span text:style-name="T2">(Juan 15.18–16.4</text:span><text:span text:style-name="T2">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15T11:34:12.515000000</dc:date>
    <meta:editing-duration>PT2H29M26S</meta:editing-duration>
    <meta:editing-cycles>43</meta:editing-cycles>
    <meta:generator>LibreOffice/5.4.7.2$Windows_X86_64 LibreOffice_project/c838ef25c16710f8838b1faec480ebba495259d0</meta:generator>
    <meta:document-statistic meta:object-count="3"/>
  </office:meta>
</office:document-meta>
</file>